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386DF5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2.18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outline1">
      <style:graphic-properties fo:min-height="12.18cm"/>
    </style:style>
    <style:style style:name="pr5" style:family="presentation" style:parent-style-name="lyt-bluegrey-title">
      <style:graphic-properties fo:min-height="3.506cm"/>
    </style:style>
    <style:style style:name="pr6" style:family="presentation" style:parent-style-name="lyt-bluegrey-notes">
      <style:graphic-properties draw:fill-color="#ffffff" fo:min-height="12.57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text-properties fo:font-size="26pt" style:font-size-asian="32pt" style:font-size-complex="32pt"/>
    </style:style>
    <style:style style:name="P5" style:family="paragraph">
      <style:text-properties fo:font-size="26.3999996185303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family="'Ubuntu Mono'" style:font-family-generic="swiss" style:font-pitch="variable" fo:font-size="18pt" style:font-size-asian="18pt" style:font-size-complex="18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UAA Operator Issues</text:span></text:p>
          </draw:text-box>
        </draw:frame>
        <draw:frame presentation:style-name="pr2" draw:text-style-name="P4" draw:layer="layout" svg:width="25.199cm" svg:height="12.301cm" svg:x="1.4cm" svg:y="4.854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3"/></text:p>
            <text:p text:style-name="P3"><text:span text:style-name="T3">25 Feb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uaa.yml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<text:span text:style-name="T4">“</text:span><text:span text:style-name="T4">things are the way they are because they got that way”</text:span> – <text:span text:style-name="T5">Gerald Weinberg</text:span></text:p>
            <text:p><text:span text:style-name="T5"/></text:p>
            <text:p><text:span text:style-name="T6">Let's walk through this file:</text:span></text:p>
            <text:p><text:span text:style-name="T7"><text:a xlink:href="https://github.com/vmware-ac/portal2/blob/master/config/backend/uaa.yml" xlink:type="simple">https://github.com/vmware-ac/portal2/blob/master/config/backend/uaa.yml</text:a></text:span></text:p>
            <text:p><text:span text:style-name="T6"/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configuring secrets and keys</text:p>
              </text:list-header>
            </text:list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figuring the uaa with public key: <text:span text:style-name="T8"><text:a xlink:href="https://github.com/vmware-ac/deployments/blob/master/staging/staging.yml#L818" xlink:type="simple">https://github.com/vmware-ac/deployments/blob/master/staging/staging.yml#L818</text:a></text:span></text:p>
              </text:list-item>
              <text:list-item>
                <text:p>avoiding the phantom sre user problem</text:p>
              </text:list-item>
              <text:list-item>
                <text:p>bootstrap clients and secrets</text:p>
              </text:list-item>
              <text:list-item>
                <text:p>bootstrap users and group membership</text:p>
              </text:list-item>
              <text:list-item>
                <text:p>override issues</text:p>
              </text:list-item>
              <text:list-item>
                <text:p>dev-template =&gt; manifest.yml =&gt; uaa.yml.erb =&gt; uaa.yml =&gt; spring *.xml =&gt; ua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running the uaa locally</text:p>
          </draw:text-box>
        </draw:frame>
        <draw:frame presentation:style-name="pr4" draw:layer="layout" svg:width="25.199cm" svg:height="15.006cm" svg:x="1.4cm" svg:y="4.914cm" presentation:class="outline" presentation:user-transformed="true">
          <draw:text-box>
            <text:list text:style-name="L2">
              <text:list-item>
                <text:p>mvn clean install; cd uaa/uaa; mvn tomcat7:run</text:p>
              </text:list-item>
              <text:list-item>
                <text:p><text:span text:style-name="T4">or </text:span>mvnDebug tomcat7:run</text:p>
              </text:list-item>
              <text:list-item>
                <text:p>running a login server and uaa locally</text:p>
                <text:list>
                  <text:list-item>
                    <text:p>from root with parallel checkouts of /uaa and /login-server</text:p>
                  </text:list-item>
                  <text:list-item>
                    <text:p>cd uaa</text:p>
                  </text:list-item>
                  <text:list-item>
                    <text:p>mvn clean install</text:p>
                  </text:list-item>
                  <text:list-item>
                    <text:p>cd ../login-server</text:p>
                  </text:list-item>
                  <text:list-item>
                    <text:p>mvn clean install</text:p>
                  </text:list-item>
                  <text:list-item>
                    <text:p>mvn tomcat:run -P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checking health with uaac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rgets and contexts</text:p>
              </text:list-item>
              <text:list-item>
                <text:p>info -- commit id, links</text:p>
              </text:list-item>
              <text:list-item>
                <text:p>varz</text:p>
              </text:list-item>
              <text:list-item>
                <text:p>be the client</text:p>
              </text:list-item>
              <text:list-item>
                <text:p>decode tokens</text:p>
              </text:list-item>
              <text:list-item>
                <text:p>be a user whoami, contex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og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ypical tomcat, spring logs</text:p>
              </text:list-item>
              <text:list-item>
                <text:p>some exceptions for unnecessary database migrations are logged and can be ignored</text:p>
              </text:list-item>
              <text:list-item>
                <text:p>making sense of it al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uaa db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efault is in memory</text:p>
              </text:list-item>
              <text:list-item>
                <text:p>can specify postgres, soon mysq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testing the uaa</text:p>
          </draw:text-box>
        </draw:frame>
        <draw:frame presentation:style-name="pr4" draw:layer="layout" svg:width="25.199cm" svg:height="15.374cm" svg:x="1.4cm" svg:y="4.914cm" presentation:class="outline" presentation:user-transformed="true">
          <draw:text-box>
            <text:list text:style-name="L2">
              <text:list-item>
                <text:p>unit tests: </text:p>
                <text:list>
                  <text:list-item>
                    <text:p>from uaa or uaa/uaa</text:p>
                  </text:list-item>
                  <text:list-item>
                    <text:p>mvn test</text:p>
                  </text:list-item>
                </text:list>
              </text:list-item>
              <text:list-item>
                <text:p>integration tests: </text:p>
                <text:list>
                  <text:list-item>
                    <text:p>from uaa with local login-server and uaa running</text:p>
                  </text:list-item>
                  <text:list-item>
                    <text:p>mvn integration-test</text:p>
                  </text:list-item>
                </text:list>
              </text:list-item>
              <text:list-item>
                <text:p>uaac integration tests</text:p>
                <text:list>
                  <text:list-item>
                    <text:p><text:span text:style-name="T9">UAA_CLIENT_TARGET=http://localhost:8080/uaa bundle exec rake test</text:span></text:p>
                  </text:list-item>
                </text:list>
              </text:list-item>
              <text:list-item>
                <text:p>yeti</text:p>
              </text:list-item>
              <text:list-item>
                <text:p>uaa/gatling: see <text:span text:style-name="T10"><text:a xlink:href="http://gatling.cloudfoundry.com/reports.html" xlink:type="simple">http://gatling.cloudfoundry.com/reports.html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login server</text:p>
          </draw:text-box>
        </draw:frame>
        <draw:frame presentation:style-name="pr4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nother java app</text:p>
              </text:list-item>
              <text:list-item>
                <text:p>primarily provides the oauth2 /authorize endpoint services, but sometimes proxies other endpoints to the uaa</text:p>
              </text:list-item>
              <text:list-item>
                <text:p>contains any ui related to authentication and approvals</text:p>
              </text:list-item>
              <text:list-item>
                <text:p>uaa has small, generic login server built In, but the login_server job provides CF artwork and UI</text:p>
              </text:list-item>
              <text:list-item>
                <text:p>no db, just talks to the uaa</text:p>
              </text:list-item>
              <text:list-item>
                <text:p>debug and deploy much like the ua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28.700000762939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5T18:20:42</meta:creation-date>
    <meta:editing-duration>PT3H33M14S</meta:editing-duration>
    <meta:editing-cycles>15</meta:editing-cycles>
    <meta:generator>LibreOffice/3.5$Linux_X86_64 LibreOffice_project/350m1$Build-2</meta:generator>
    <meta:initial-creator>Dale Olds</meta:initial-creator>
    <dc:date>2013-02-26T12:17:20</dc:date>
    <dc:creator>Dale Olds</dc:creator>
    <meta:document-statistic meta:object-count="68"/>
  </office:meta>
</office:document-meta>
</file>